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2" table:formula="of:=SUM([.B3:.F3])" office:value-type="float" office:value="28200" calcext:value-type="float">
            <text:p>28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; [.K126])" office:value-type="float" office:value="174400" calcext:value-type="float">
            <text:p>174400</text:p>
          </table:table-cell>
          <table:table-cell table:formula="of:=SUM([.H4];[.H34];[.H63];[.H95];[.H128])" office:value-type="float" office:value="3057.53623188406" calcext:value-type="float">
            <text:p>3057.5362318841</text:p>
          </table:table-cell>
          <table:table-cell/>
          <table:table-cell table:formula="of:=SUM([.H4];[.H36];[.H65];[.H95];[.H125])" office:value-type="float" office:value="7164.27969132317" calcext:value-type="float">
            <text:p>7164.2796913232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;[.G124])" office:value-type="float" office:value="164400" calcext:value-type="float">
            <text:p>164400</text:p>
          </table:table-cell>
          <table:table-cell table:formula="of:=SUM([.H5];[.H35];[.H64];[.H96];[.H129])" office:value-type="float" office:value="2287.97101449275" calcext:value-type="float">
            <text:p>2287.971014492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10000" calcext:value-type="float">
            <text:p>100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6773.37060041408" calcext:value-type="float">
            <text:p>6773.370600414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6776.77969132317" calcext:value-type="float">
            <text:p>6776.7796913232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0];[.H69];[.H101];[.H134])" office:value-type="float" office:value="4474.40579710145" calcext:value-type="float">
            <text:p>4474.4057971015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6740.47016751365" calcext:value-type="float">
            <text:p>6740.4701675137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6772.6130246565" calcext:value-type="float">
            <text:p>6772.6130246565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4139.04865424431" calcext:value-type="float">
            <text:p>4139.0486542443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6051.2362130623" calcext:value-type="float">
            <text:p>6051.2362130623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10856.7374364766" calcext:value-type="float">
            <text:p>10856.7374364766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5265.91012610578" calcext:value-type="float">
            <text:p>52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6392.6130246565" calcext:value-type="float">
            <text:p>6392.6130246565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031.23706004141" calcext:value-type="float">
            <text:p>3031.2370600414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6812.10577827969" calcext:value-type="float">
            <text:p>6812.1057782797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3" table:formula="of:=SUM([.H26];[.H53];[.H86];[.H118];[.H151])" office:value-type="float" office:value="13988.2962544702" calcext:value-type="float">
            <text:p>13988.296254470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table:formula="of:=SUM([.H27];[.H54];[.H87];[.H119];[.H152])" office:value-type="float" office:value="6016.09128552607" calcext:value-type="float">
            <text:p>6016.091285526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table:formula="of:=SUM([.H28];[.H55];[.H88];[.H120];[.H153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3" table:formula="of:=SUM([.H28];[.H56];[.H89];[.H121];[.H154])" office:value-type="float" office:value="48051.6244118201" calcext:value-type="float">
            <text:p>48051.624411820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 calcext:value-type="float">
            <text:p>1159.1666666667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2" table:formula="of:=SUM([.K4:.K30])" office:value-type="float" office:value="249800" calcext:value-type="float">
            <text:p>249800</text:p>
          </table:table-cell>
          <table:table-cell table:formula="of:=SUM([.H32];[.H155])" office:value-type="float" office:value="28200" calcext:value-type="float">
            <text:p>282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ce16" office:value-type="float" office:value="8800" calcext:value-type="float">
            <text:p>8800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5:.F35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2" table:formula="of:=SUM([.H36:.H60])" office:value-type="float" office:value="42400" calcext:value-type="float">
            <text:p>42400</text:p>
          </table:table-cell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4:.F64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91:.F91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2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4:.F94])" office:value-type="float" office:value="43600" calcext:value-type="float">
            <text:p>43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D121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C121];[.E121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21:.F121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1" office:value-type="float" office:value="400" calcext:value-type="float">
            <text:p>400</text:p>
          </table:table-cell>
          <table:table-cell/>
          <table:table-cell table:style-name="ce2" table:formula="of:=SUM([.H95:.H120])" office:value-type="float" office:value="43600" calcext:value-type="float">
            <text:p>4360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16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table:number-columns-repeated="4"/>
          <table:table-cell table:style-name="ce2" table:formula="of:=SUM([.B124:.F124])"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1:.F15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51];[.D151];[.E151];[.F151])" office:value-type="float" office:value="400" calcext:value-type="float">
            <text:p>40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C151:.F151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Mane</text:p>
          </table:table-cell>
          <table:table-cell/>
          <table:table-cell office:value-type="string" calcext:value-type="string">
            <text:p>-Nane</text:p>
          </table:table-cell>
          <table:table-cell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N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D151];[.F151])" office:value-type="float" office:value="400" calcext:value-type="float">
            <text:p>40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E151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C151];[.E151];[.F151])" office:value-type="float" office:value="400" calcext:value-type="float">
            <text:p>40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151:.F151])" office:value-type="float" office:value="400" calcext:value-type="float">
            <text:p>40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400" calcext:value-type="float">
            <text:p>40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4]/20" office:value-type="float" office:value="400" calcext:value-type="float">
            <text:p>400</text:p>
          </table:table-cell>
          <table:table-cell table:formula="of:=[.C124]/24" office:value-type="float" office:value="0" calcext:value-type="float">
            <text:p>0</text:p>
          </table:table-cell>
          <table:table-cell table:formula="of:=[.D124]/23" office:value-type="float" office:value="0" calcext:value-type="float">
            <text:p>0</text:p>
          </table:table-cell>
          <table:table-cell table:formula="of:=[.E124]/23" office:value-type="float" office:value="0" calcext:value-type="float">
            <text:p>0</text:p>
          </table:table-cell>
          <table:table-cell table:formula="of:=[.F124]/20" office:value-type="float" office:value="0" calcext:value-type="float">
            <text:p>0</text:p>
          </table:table-cell>
          <table:table-cell/>
          <table:table-cell table:style-name="ce2" table:formula="of:=SUM([.H125:.H150])" office:value-type="float" office:value="8000" calcext:value-type="float">
            <text:p>80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0:06:09.910398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1T11:03:51.882899957</dc:date>
    <meta:editing-duration>P8DT19H23M46S</meta:editing-duration>
    <meta:editing-cycles>2852</meta:editing-cycles>
    <meta:generator>LibreOffice/4.2.8.2$Linux_X86_64 LibreOffice_project/420m0$Build-2</meta:generator>
    <meta:document-statistic meta:table-count="16" meta:cell-count="7393" meta:object-count="0"/>
  </office:meta>
</office:document-meta>
</file>